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99ff" draw:fill-gradient-name="Gradient_20_1" draw:fill-hatch-name="Black_20_0_20_Degrees" draw:opacity="15%" draw:textarea-horizontal-align="justify" draw:textarea-vertical-align="middle" draw:auto-grow-height="false" draw:shadow="hidden" draw:shadow-opacity="15%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ff00" draw:opacity="15%" draw:textarea-horizontal-align="justify" draw:textarea-vertical-align="middle" draw:auto-grow-height="false" draw:shadow-opacity="15%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draw:layer="layout" svg:width="7cm" svg:height="3.5cm" svg:x="0.5cm" svg:y="0.5cm">
          <text:p text:style-name="P1">some-</text:p>
          <text:p text:style-name="P1">struc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1cm" svg:x="3cm" svg:y="1cm">
          <text:p text:style-name="P2">fo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1cm" svg:x="3cm" svg:y="2.5cm">
          <text:p text:style-name="P2">ba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cm" svg:height="2cm" svg:x="0.5cm" svg:y="4.5cm">
          <text:p text:style-name="P1">some-</text:p>
          <text:p text:style-name="P1">uni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cm" svg:x="3cm" svg:y="5cm">
          <text:p text:style-name="P2">fo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cm" svg:x="5cm" svg:y="5cm">
          <text:p text:style-name="P2">bar</text:p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8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</meta:initial-creator>
    <meta:creation-date>2012-06-01T00:17:59</meta:creation-date>
    <dc:date>2012-06-01T00:43:23</dc:date>
    <dc:creator>Markus </dc:creator>
    <meta:editing-duration>PT9M20S</meta:editing-duration>
    <meta:editing-cycles>1</meta:editing-cycles>
    <meta:document-statistic meta:object-count="6"/>
    <meta:generator>LibreOffice/3.4$Unix LibreOffice_project/340m1$Build-402</meta:generator>
  </office:meta>
</office:document-meta>
</file>